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hicco</text:p>
          </table:table-cell>
          <table:table-cell table:number-columns-repeated="3"/>
          <table:table-cell office:value-type="string" calcext:value-type="string">
            <text:p>Jan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2]-[.B12]" office:value-type="float" office:value="67.5714285714286" calcext:value-type="float">
            <text:p>67.5714285714286</text:p>
          </table:table-cell>
          <table:table-cell office:value-type="string" calcext:value-type="string">
            <text:p>D</text:p>
          </table:table-cell>
          <table:table-cell/>
          <table:table-cell table:formula="of:=[.E2]-[.E12]" office:value-type="float" office:value="78.8571428571429" calcext:value-type="float">
            <text:p>78.8571428571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3]-[.B12]" office:value-type="float" office:value="62.1428571428571" calcext:value-type="float">
            <text:p>62.1428571428571</text:p>
          </table:table-cell>
          <table:table-cell office:value-type="string" calcext:value-type="string">
            <text:p>E</text:p>
          </table:table-cell>
          <table:table-cell/>
          <table:table-cell table:formula="of:=[.F3]-[.E12]" office:value-type="float" office:value="72.7142857142857" calcext:value-type="float">
            <text:p>72.714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4]-[.B12]" office:value-type="float" office:value="56.7142857142857" calcext:value-type="float">
            <text:p>56.7142857142857</text:p>
          </table:table-cell>
          <table:table-cell office:value-type="string" calcext:value-type="string">
            <text:p>F</text:p>
          </table:table-cell>
          <table:table-cell/>
          <table:table-cell table:formula="of:=[.F4]-[.E12]" office:value-type="float" office:value="66.5714285714286" calcext:value-type="float">
            <text:p>66.571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5]-[.B12]" office:value-type="float" office:value="51.2857142857143" calcext:value-type="float">
            <text:p>51.2857142857143</text:p>
          </table:table-cell>
          <table:table-cell office:value-type="string" calcext:value-type="string">
            <text:p>G</text:p>
          </table:table-cell>
          <table:table-cell/>
          <table:table-cell table:formula="of:=[.F5]-[.E12]" office:value-type="float" office:value="60.4285714285714" calcext:value-type="float">
            <text:p>60.4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-[.B12]" office:value-type="float" office:value="45.8571428571428" calcext:value-type="float">
            <text:p>45.8571428571428</text:p>
          </table:table-cell>
          <table:table-cell office:value-type="string" calcext:value-type="string">
            <text:p>A</text:p>
          </table:table-cell>
          <table:table-cell/>
          <table:table-cell table:formula="of:=[.F6]-[.E12]" office:value-type="float" office:value="54.2857142857143" calcext:value-type="float">
            <text:p>54.285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7]-[.B12]" office:value-type="float" office:value="40.4285714285714" calcext:value-type="float">
            <text:p>40.4285714285714</text:p>
          </table:table-cell>
          <table:table-cell office:value-type="string" calcext:value-type="string">
            <text:p>B</text:p>
          </table:table-cell>
          <table:table-cell/>
          <table:table-cell table:formula="of:=[.F7]-[.E12]" office:value-type="float" office:value="48.1428571428572" calcext:value-type="float">
            <text:p>48.1428571428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([.B2]-[.B9])/7" office:value-type="float" office:value="5.42857142857143" calcext:value-type="float">
            <text:p>5.42857142857143</text:p>
          </table:table-cell>
          <table:table-cell table:number-columns-repeated="2"/>
          <table:table-cell table:formula="of:=([.E2]-[.E9])/7" office:value-type="float" office:value="6.14285714285714" calcext:value-type="float">
            <text:p>6.14285714285714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27:39.260215422</meta:creation-date>
    <dc:date>2024-03-07T11:40:49.013559836</dc:date>
    <meta:editing-duration>PT10H2M54S</meta:editing-duration>
    <meta:editing-cycles>13</meta:editing-cycles>
    <meta:generator>LibreOffice/7.3.7.2$Linux_X86_64 LibreOffice_project/30$Build-2</meta:generator>
    <meta:document-statistic meta:table-count="1" meta:cell-count="36" meta:object-count="0"/>
  </office:meta>
</office:document-meta>
</file>